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19736" calcext:value-type="float">
            <text:p>63.4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79528" calcext:value-type="float">
            <text:p>63.27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5164" calcext:value-type="float">
            <text:p>62.6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3768" calcext:value-type="float">
            <text:p>62.91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13184" calcext:value-type="float">
            <text:p>62.81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364" calcext:value-type="float">
            <text:p>62.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9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79072" calcext:value-type="float">
            <text:p>62.6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7064" calcext:value-type="float">
            <text:p>62.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6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87632" calcext:value-type="float">
            <text:p>62.5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26088" calcext:value-type="float">
            <text:p>62.4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54104" calcext:value-type="float">
            <text:p>62.5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200536" calcext:value-type="float">
            <text:p>62.20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51896" calcext:value-type="float">
            <text:p>61.65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697616" calcext:value-type="float">
            <text:p>61.69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3892" calcext:value-type="float">
            <text:p>59.9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10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09736" calcext:value-type="float">
            <text:p>59.6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8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6856" calcext:value-type="float">
            <text:p>59.4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6336" calcext:value-type="float">
            <text:p>59.0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8528" calcext:value-type="float">
            <text:p>59.0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4164" calcext:value-type="float">
            <text:p>58.8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0912" calcext:value-type="float">
            <text:p>58.3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51624" calcext:value-type="float">
            <text:p>57.95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34304" calcext:value-type="float">
            <text:p>56.53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2224" calcext:value-type="float">
            <text:p>56.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5208" calcext:value-type="float">
            <text:p>55.3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25088" calcext:value-type="float">
            <text:p>54.42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51096" calcext:value-type="float">
            <text:p>55.2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0744" calcext:value-type="float">
            <text:p>54.72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9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4088" calcext:value-type="float">
            <text:p>54.04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5252" calcext:value-type="float">
            <text:p>54.45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354" calcext:value-type="float">
            <text:p>54.6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31056" calcext:value-type="float">
            <text:p>54.93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5128" calcext:value-type="float">
            <text:p>54.74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62704" calcext:value-type="float">
            <text:p>55.1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2976" calcext:value-type="float">
            <text:p>55.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77232" calcext:value-type="float">
            <text:p>55.5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23536" calcext:value-type="float">
            <text:p>55.7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1556" calcext:value-type="float">
            <text:p>55.9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9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60696" calcext:value-type="float">
            <text:p>55.8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05248" calcext:value-type="float">
            <text:p>55.7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61992" calcext:value-type="float">
            <text:p>55.5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1452" calcext:value-type="float">
            <text:p>55.2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37608" calcext:value-type="float">
            <text:p>55.5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9464" calcext:value-type="float">
            <text:p>55.9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7128" calcext:value-type="float">
            <text:p>55.5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4272" calcext:value-type="float">
            <text:p>58.5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7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5544" calcext:value-type="float">
            <text:p>54.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74112" calcext:value-type="float">
            <text:p>53.47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84" calcext:value-type="float">
            <text:p>51.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648" calcext:value-type="float">
            <text:p>51.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0076" calcext:value-type="float">
            <text:p>51.80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6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62304" calcext:value-type="float">
            <text:p>51.96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5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4168" calcext:value-type="float">
            <text:p>51.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6648" calcext:value-type="float">
            <text:p>51.6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5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7201</text:p>
          </table:table-cell>
          <table:table-cell office:value-type="string" calcext:value-type="string">
            <text:p>195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62" meta:object-count="0"/>
    <meta:user-defined meta:name="AppVersion">3.0</meta:user-defined>
  </office:meta>
</office:document-meta>
</file>